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1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1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0"/>
          <table:table-cell table:style-name="ce37"/>
          <table:table-cell table:style-name="ce25" table:number-columns-repeated="4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office:value-type="string">
            <text:p>Demande acompte – select etud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46" table:number-columns-repeated="2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6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6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2" svg:width="2.899cm" svg:height="0.991cm" svg:x="7.664cm" svg:y="47.239cm" draw:caption-point-x="-0.61cm" draw:caption-point-y="1.51cm">
              <dc:date>2013-05-25T00:00:00</dc:date>
              <text:p text:style-name="P1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2" svg:width="2.899cm" svg:height="0.991cm" svg:x="7.664cm" svg:y="57.004cm" draw:caption-point-x="-0.61cm" draw:caption-point-y="1.51cm">
              <dc:date>2013-05-25T00:00:00</dc:date>
              <text:p text:style-name="P1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3T11:58:34</dc:date>
    <meta:editing-duration>PT6H9M57S</meta:editing-duration>
    <meta:editing-cycles>10</meta:editing-cycles>
    <meta:generator>LibreOffice/3.5$Linux_x86 LibreOffice_project/350m1$Build-2</meta:generator>
    <dc:creator>Claire Zuliani</dc:creator>
    <meta:document-statistic meta:table-count="3" meta:cell-count="266" meta:object-count="0"/>
  </office:meta>
</office:document-meta>
</file>